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8f6" officeooo:paragraph-rsid="000b48f6"/>
    </style:style>
    <style:style style:name="P2" style:family="paragraph" style:parent-style-name="Standard">
      <style:text-properties style:text-underline-style="none" officeooo:rsid="000b48f6" officeooo:paragraph-rsid="000b48f6"/>
    </style:style>
    <style:style style:name="P3" style:family="paragraph" style:parent-style-name="Standard">
      <style:paragraph-properties fo:text-align="end" style:justify-single-word="false"/>
      <style:text-properties fo:font-weight="bold" officeooo:rsid="000bfd30" officeooo:paragraph-rsid="000bfd3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b48f6" officeooo:paragraph-rsid="000b48f6"/>
    </style:style>
    <style:style style:name="P5" style:family="paragraph" style:parent-style-name="Standard" style:list-style-name="L1">
      <style:text-properties officeooo:rsid="000b48f6" officeooo:paragraph-rsid="000b48f6"/>
    </style:style>
    <style:style style:name="P6" style:family="paragraph" style:parent-style-name="Standard" style:list-style-name="L1">
      <style:text-properties officeooo:rsid="000b48f6" officeooo:paragraph-rsid="000e2d26"/>
    </style:style>
    <style:style style:name="P7" style:family="paragraph" style:parent-style-name="Standard" style:list-style-name="L1">
      <style:text-properties officeooo:rsid="000b48f6" officeooo:paragraph-rsid="000fe5a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61cd"/>
    </style:style>
    <style:style style:name="T3" style:family="text">
      <style:text-properties officeooo:rsid="000e2d26"/>
    </style:style>
    <style:style style:name="T4" style:family="text">
      <style:text-properties officeooo:rsid="000e4a8f"/>
    </style:style>
    <style:style style:name="T5" style:family="text">
      <style:text-properties officeooo:rsid="000fe5a4"/>
    </style:style>
    <style:style style:name="T6" style:family="text">
      <style:text-properties officeooo:rsid="0010789b"/>
    </style:style>
    <style:style style:name="T7" style:family="text">
      <style:text-properties officeooo:rsid="00116b5a"/>
    </style:style>
    <style:style style:name="T8" style:family="text">
      <style:text-properties officeooo:rsid="00124e9a"/>
    </style:style>
    <style:style style:name="T9" style:family="text">
      <style:text-properties officeooo:rsid="001393cc"/>
    </style:style>
    <style:style style:name="T10" style:family="text">
      <style:text-properties officeooo:rsid="00139e7b"/>
    </style:style>
    <style:style style:name="T11" style:family="text">
      <style:text-properties officeooo:rsid="001500c7"/>
    </style:style>
    <style:style style:name="T12" style:family="text">
      <style:text-properties officeooo:rsid="001514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niel Monjas Miguélez</text:p>
      <text:p text:style-name="P3">70274432W</text:p>
      <text:p text:style-name="P1"/>
      <text:p text:style-name="P1">Mi grafo de escena es una mesita de noche, que tiene <text:span text:style-name="T8">3</text:span> grados de libertad. <text:span text:style-name="T9">Tres</text:span> de ellos son para el movimiento de los cajones, que se abren y se cierran <text:span text:style-name="T9">y </text:span>el <text:span text:style-name="T9">cuarto</text:span><text:span text:style-name="T8"> es para </text:span>la rotación de la cómoda entera.</text:p>
      <text:p text:style-name="P1"/>
      <text:p text:style-name="P1">Para el movimiento de los cajones se ven afectadas las matrices:</text:p>
      <text:list xml:id="list2100892034" text:style-name="L1">
        <text:list-item>
          <text:p text:style-name="P5"><text:span text:style-name="T1">pm_trasl_cajon1</text:span>, donde esta matriz <text:span text:style-name="T3">es una matriz de traslación que genera un </text:span><text:span text:style-name="T4">movimiento</text:span><text:span text:style-name="T3"> de los vértices sobre el eje </text:span><text:span text:style-name="T6">z </text:span>entre 0 y 2/3, de forma que el primer cajón no se acaba de abrir del todo sino parcialmente.</text:p>
        </text:list-item>
        <text:list-item>
          <text:p text:style-name="P6"><text:span text:style-name="T1">pm_trasl_cajon2</text:span>, donde esta matriz <text:span text:style-name="T3">es una matriz de traslación que genera un </text:span><text:span text:style-name="T4">movimiento</text:span><text:span text:style-name="T3"> de los vértices sobre el eje </text:span><text:span text:style-name="T6">z</text:span> entre 0 y <text:span text:style-name="T3">4</text:span>/3, de forma que el segundo cajón tampoco se mueve del todo pero se abre más que el primer cajón.</text:p>
        </text:list-item>
        <text:list-item>
          <text:p text:style-name="P7"><text:span text:style-name="T1">pm_trasl_cajon3</text:span>, donde esta matriz <text:span text:style-name="T3">es una matriz de traslación que genera un </text:span><text:span text:style-name="T4">movimiento</text:span><text:span text:style-name="T3"> de los vértices sobre el eje </text:span><text:span text:style-name="T6">z</text:span> entre 0 y <text:span text:style-name="T5">2</text:span>, de forma que el último cajón si se abre en su totalidad.</text:p>
        </text:list-item>
      </text:list>
      <text:p text:style-name="P1"/>
      <text:p text:style-name="P1">, <text:span text:style-name="T2">donde todos los cajones se abren y cierran en un tiempo total de dos segundos </text:span><text:span text:style-name="T7">(los dos primeros no se llegan a abrir del todo porque la longitud de los cajones sobre el eje z es de 2)</text:span><text:span text:style-name="T2">. </text:span><text:span text:style-name="T8">Como el movimiento de los cajones es propocional </text:span><text:span text:style-name="T10">podrían suponer un único grado de libertan, pero me interesa que los cajones se puedan abrir por separado, </text:span><text:span text:style-name="T11">por lo que les he asignado un grado de libertada a cada cajón.</text:span></text:p>
      <text:p text:style-name="P4"/>
      <text:p text:style-name="P2">Para el movimiento de l<text:span text:style-name="T12">a cómoda</text:span> se ve afectada la matriz <text:span text:style-name="T1">pm_rot_comoda</text:span>, dando una vuelta completa cada 12 segundos, de forma que se aprecie perfectamente el movimiento de los cajo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8:51:10.146442942</meta:creation-date>
    <dc:date>2021-11-21T22:29:19.013735020</dc:date>
    <meta:editing-duration>PT20M2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86" meta:character-count="1518" meta:non-whitespace-character-count="1244"/>
  </office:meta>
</office:document-meta>
</file>